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49510" officeooo:paragraph-rsid="0004951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49510" officeooo:paragraph-rsid="0004951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49510" officeooo:paragraph-rsid="0006f6c6" style:font-size-asian="14pt" style:font-weight-asian="normal" style:font-size-complex="14pt" style:font-weight-complex="normal"/>
    </style:style>
    <style:style style:name="T1" style:family="text">
      <style:text-properties officeooo:rsid="0002f9fd"/>
    </style:style>
    <style:style style:name="T2" style:family="text">
      <style:text-properties officeooo:rsid="000202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агенство связи</text:p>
      <text:p text:style-name="P1">ФГБОУ ВО СПбГУТ им. проф. М. А. Бонч-Бруевича</text:p>
      <text:p text:style-name="P1"/>
      <text:p text:style-name="P1"/>
      <text:p text:style-name="P1"/>
      <text:p text:style-name="P1">Кафедра Сетей связи и передачи данных</text:p>
      <text:p text:style-name="P1"/>
      <text:p text:style-name="P1"/>
      <text:p text:style-name="P1"/>
      <text:p text:style-name="P1">Дисциплина: Оптимизация и математические методы принятия решений</text:p>
      <text:p text:style-name="P1"/>
      <text:p text:style-name="P1"/>
      <text:p text:style-name="P1"/>
      <text:p text:style-name="P1">Лабораторная работа № 1</text:p>
      <text:p text:style-name="P1"/>
      <text:p text:style-name="P1">Вариант № 1</text:p>
      <text:p text:style-name="P1"/>
      <text:p text:style-name="P1">Название лабораторной работы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Группа:<text:tab/><text:tab/>ИК<text:span text:style-name="T1">ПИ</text:span>-<text:span text:style-name="T1">43</text:span></text:p>
      <text:p text:style-name="P2"/>
      <text:p text:style-name="P2">Студент(ы):<text:tab/><text:tab/><text:span text:style-name="T1">Мананков Антон Павлович</text:span></text:p>
      <text:p text:style-name="P2"><text:tab/><text:tab/><text:tab/><text:span text:style-name="T1">Пырх Илья Сергеевич</text:span></text:p>
      <text:p text:style-name="P2"/>
      <text:p text:style-name="P2">Преподаватель: ст.преп. Владимиров С.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1">20<text:span text:style-name="T2">26</text:span></text:p>
      <text:p text:style-name="P3"><text:soft-page-break/>Исходные данные</text:p>
      <text:p text:style-name="P4"><text:line-break/><text:tab/>Исходные матрицы:</text:p>
      <text:p text:style-name="P4">A =</text:p>
      <text:p text:style-name="P4"><text:s text:c="3"/>32 <text:s text:c="2"/>33 <text:s text:c="2"/>32 <text:s text:c="2"/>37 <text:s text:c="2"/>38</text:p>
      <text:p text:style-name="P4"><text:s text:c="3"/>34 <text:s text:c="2"/>31 <text:s text:c="2"/>30 <text:s text:c="2"/>33 <text:s text:c="2"/>32</text:p>
      <text:p text:style-name="P4"><text:s text:c="3"/>33 <text:s text:c="2"/>38 <text:s text:c="2"/>33 <text:s text:c="2"/>35 <text:s text:c="2"/>36</text:p>
      <text:p text:style-name="P4"><text:s text:c="3"/>32 <text:s text:c="2"/>33 <text:s text:c="2"/>40 <text:s text:c="2"/>34 <text:s text:c="2"/>33</text:p>
      <text:p text:style-name="P4"><text:s text:c="3"/>37 <text:s text:c="2"/>38 <text:s text:c="2"/>37 <text:s text:c="2"/>36 <text:s text:c="2"/>30</text:p>
      <text:p text:style-name="P4"/>
      <text:p text:style-name="P4">B =</text:p>
      <text:p text:style-name="P4"><text:s text:c="3"/>192</text:p>
      <text:p text:style-name="P4"><text:s text:c="3"/>174</text:p>
      <text:p text:style-name="P4"><text:s text:c="3"/>210</text:p>
      <text:p text:style-name="P4"><text:s text:c="3"/>218</text:p>
      <text:p text:style-name="P5"><text:s text:c="3"/>189<text:line-break/><text:line-break/></text:p>
      <text:p text:style-name="P5"><text:tab/>Транспонированные матрицы:</text:p>
      <text:p text:style-name="P4">Bt =</text:p>
      <text:p text:style-name="P4"><text:s text:c="3"/>192 <text:s text:c="2"/>174 <text:s text:c="2"/>210 <text:s text:c="2"/>218 <text:s text:c="2"/>189</text:p>
      <text:p text:style-name="P4"/>
      <text:p text:style-name="P4">At =</text:p>
      <text:p text:style-name="P4"><text:s text:c="3"/>32 <text:s text:c="2"/>34 <text:s text:c="2"/>33 <text:s text:c="2"/>32 <text:s text:c="2"/>37</text:p>
      <text:p text:style-name="P4"><text:s text:c="3"/>33 <text:s text:c="2"/>31 <text:s text:c="2"/>38 <text:s text:c="2"/>33 <text:s text:c="2"/>38</text:p>
      <text:p text:style-name="P4"><text:s text:c="3"/>32 <text:s text:c="2"/>30 <text:s text:c="2"/>33 <text:s text:c="2"/>40 <text:s text:c="2"/>37</text:p>
      <text:p text:style-name="P4"><text:s text:c="3"/>37 <text:s text:c="2"/>33 <text:s text:c="2"/>35 <text:s text:c="2"/>34 <text:s text:c="2"/>36</text:p>
      <text:p text:style-name="P4"><text:s text:c="3"/>38 <text:s text:c="2"/>32 <text:s text:c="2"/>36 <text:s text:c="2"/>33 <text:s text:c="2"/>30</text:p>
      <text:p text:style-name="P4"><text:line-break/></text:p>
      <text:p text:style-name="P4"><text:tab/>Обратная матрица A с проверкой:</text:p>
      <text:p text:style-name="P4">Aobr =</text:p>
      <text:p text:style-name="P4"><text:s text:c="2"/>-1.6440e-01 <text:s text:c="2"/>2.5717e-01 <text:s text:c="2"/>6.1438e-04 <text:s text:c="2"/>3.5839e-03 <text:s/>-7.0756e-02</text:p>
      <text:p text:style-name="P4"><text:s text:c="2"/>-5.3178e-02 <text:s/>-9.7754e-02 <text:s text:c="2"/>1.5353e-01 <text:s/>-4.8877e-02 <text:s text:c="2"/>4.1163e-02</text:p>
      <text:p text:style-name="P4"><text:s text:c="2"/>-4.8314e-02 <text:s/>-1.6605e-02 <text:s/>-1.8090e-02 <text:s text:c="2"/>1.1670e-01 <text:s/>-2.7749e-02</text:p>
      <text:p text:style-name="P4"><text:s text:c="3"/>3.4501e-01 <text:s/>-2.4384e-01 <text:s/>-2.3995e-01 <text:s/>-1.2192e-01 <text:s text:c="2"/>2.4514e-01</text:p>
      <text:p text:style-name="P4"><text:s text:c="2"/>-8.4306e-02 <text:s text:c="2"/>1.1974e-01 <text:s text:c="2"/>1.1502e-01 <text:s text:c="2"/>5.9868e-02 <text:s/>-1.9148e-01</text:p>
      <text:p text:style-name="P4"/>
      <text:p text:style-name="P4">provA =</text:p>
      <text:p text:style-name="P4"><text:s text:c="3"/>1.0000 <text:s/>-0.0000 <text:s/>-0.0000 <text:s/>-0.0000 <text:s text:c="2"/>0.0000</text:p>
      <text:p text:style-name="P4"><text:s text:c="2"/>-0.0000 <text:s text:c="2"/>1.0000 <text:s/>-0.0000 <text:s text:c="7"/>0 <text:s text:c="2"/>0.0000</text:p>
      <text:p text:style-name="P4"><text:s text:c="2"/>-0.0000 <text:s/>-0.0000 <text:s text:c="2"/>1.0000 <text:s/>-0.0000 <text:s text:c="2"/>0.0000</text:p>
      <text:p text:style-name="P4"><text:s text:c="3"/>0.0000 <text:s/>-0.0000 <text:s/>-0.0000 <text:s text:c="2"/>1.0000 <text:s text:c="2"/>0.0000</text:p>
      <text:p text:style-name="P4"><text:s text:c="2"/>-0.0000 <text:s/>-0.0000 <text:s/>-0.0000 <text:s/>-0.0000 <text:s text:c="2"/>1.0000</text:p>
      <text:p text:style-name="P4"/>
      <text:p text:style-name="P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23:43:03.062448110</meta:creation-date>
    <dc:date>2026-03-11T23:55:57.190633582</dc:date>
    <meta:editing-duration>PT12M52S</meta:editing-duration>
    <meta:editing-cycles>6</meta:editing-cycles>
    <meta:generator>LibreOffice/25.2.6.2$Linux_X86_64 LibreOffice_project/520$Build-2</meta:generator>
    <meta:document-statistic meta:table-count="0" meta:image-count="0" meta:object-count="0" meta:page-count="3" meta:paragraph-count="50" meta:word-count="182" meta:character-count="1349" meta:non-whitespace-character-count="981"/>
  </office:meta>
</office:document-meta>
</file>